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P2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paragraph-properties fo:text-align="start" style:justify-single-word="false"/>
      <style:text-properties officeooo:rsid="003f434b" officeooo:paragraph-rsid="003f434b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text-properties officeooo:rsid="003e7641" officeooo:paragraph-rsid="003e7641"/>
    </style:style>
    <style:style style:name="P7" style:family="paragraph" style:parent-style-name="Text_20_body">
      <style:text-properties officeooo:rsid="000aceb9" officeooo:paragraph-rsid="000aceb9"/>
    </style:style>
    <style:style style:name="P8" style:family="paragraph" style:parent-style-name="Text_20_body">
      <style:text-properties officeooo:rsid="000c6068" officeooo:paragraph-rsid="000c6068"/>
    </style:style>
    <style:style style:name="P9" style:family="paragraph" style:parent-style-name="Text_20_body">
      <style:text-properties officeooo:rsid="003464cf" officeooo:paragraph-rsid="003464cf"/>
    </style:style>
    <style:style style:name="P10" style:family="paragraph" style:parent-style-name="Subtitle">
      <style:text-properties officeooo:rsid="000aceb9" officeooo:paragraph-rsid="000aceb9"/>
    </style:style>
    <style:style style:name="P1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" style:family="paragraph" style:parent-style-name="Title" style:master-page-name="First_20_Page">
      <style:paragraph-properties style:page-number="auto"/>
      <style:text-properties officeooo:rsid="000aceb9"/>
    </style:style>
    <style:style style:name="P13" style:family="paragraph" style:parent-style-name="Heading_20_1" style:master-page-name="Rapport">
      <style:paragraph-properties style:page-number="1"/>
      <style:text-properties officeooo:rsid="003464cf" officeooo:paragraph-rsid="003464cf"/>
    </style:style>
    <style:style style:name="P14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22862c"/>
    </style:style>
    <style:style style:name="T2" style:family="text">
      <style:text-properties officeooo:rsid="002f8b9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&lt;titel&gt;</text:p>
      <text:p text:style-name="P10">&lt;subtitel&gt;</text:p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&lt;naam&gt;</text:p>
      <text:p text:style-name="P4">&lt;datum&gt;</text:p>
      <text:p text:style-name="P3">&lt;versienummer&gt;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Inhoudsopgave</text:p>
          </text:index-title>
          <text:p text:style-name="P11"><text:a xlink:type="simple" xlink:href="#__RefHeading___Toc740_1080522258" text:style-name="Index_20_Link" text:visited-style-name="Index_20_Link">Inleiding<text:tab/>1</text:a></text:p>
        </text:index-body>
      </text:table-of-content>
      <text:p text:style-name="Header"/>
      <text:h text:style-name="P13" text:outline-level="1"><text:bookmark-start text:name="__RefHeading___Toc740_1080522258"/>Inleiding<text:bookmark-end text:name="__RefHeading___Toc740_1080522258"/></text:h>
      <text:p text:style-name="P9">Hier komt de inleiding van dit document te st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1c1c1c" style:font-name="Open Sans" fo:font-family="'Open Sans'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fo:color="#333333" style:font-name="Open Sans" fo:font-family="'Ope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3939c" style:font-name="Open Sans" fo:font-family="'Open Sans'" style:font-style-name="Regular" style:font-family-generic="swiss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Open Sans1" fo:font-family="'Open Sans'" style:font-style-name="Bold" style:font-family-generic="swiss" style:font-pitch="variable" fo:font-size="18pt" fo:font-weight="normal" style:font-size-asian="18pt" style:font-size-complex="18pt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end" style:justify-single-word="false" style:page-number="auto" fo:padding="0.05in" fo:border-left="none" fo:border-right="none" fo:border-top="0.06pt solid #80808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style:font-name="Open Sans" fo:font-family="'Open Sans'" style:font-style-name="Regular" style:font-family-generic="swiss" style:font-pitch="variable" fo:font-style="normal" fo:font-weight="normal" fo:background-color="transparen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3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01%" fo:font-weight="normal" style:font-size-asian="101%" style:font-weight-asian="bold" style:font-size-complex="101%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loext:contextual-spacing="false" fo:text-indent="0in" style:auto-text-indent="false" style:page-number="auto"/>
      <style:text-properties fo:color="#333333" style:font-name="Open Sans2" fo:font-family="'Open Sans'" style:font-style-name="Italic" style:font-family-generic="swiss" style:font-pitch="variable" fo:font-style="italic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MP4" style:family="paragraph" style:parent-style-name="Footer">
      <style:text-properties officeooo:rsid="003e7641" officeooo:paragraph-rsid="003e7641"/>
    </style:style>
    <style:style style:name="MT1" style:family="text">
      <style:text-properties officeooo:rsid="0022862c"/>
    </style:style>
    <style:style style:name="MT2" style:family="text">
      <style:text-properties officeooo:rsid="002f8b9c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65in" fo:margin-bottom="0.65in" fo:margin-left="0.7874in" fo:margin-right="0.7874in" style:shadow="none" fo:background-color="transparent" style:writing-mode="lr-tb" draw:fill="none" draw:fill-color="#729fcf" draw:fill-hatch-name="Black_20_0_20_Degrees" draw:fill-hatch-solid="fals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&lt;vaknaam&gt;<text:tab/>&lt;datum&gt;<text:tab/>&lt;versie&gt;</text:p>
      </style:header-first>
      <style:footer>
        <text:p text:style-name="MP2"><text:tab/><text:tab/><text:span text:style-name="MT1">Pagina </text:span><text:span text:style-name="MT1"><text:page-number text:select-page="current">0</text:page-number></text:span><text:span text:style-name="MT1"> van </text:span><text:span text:style-name="MT1"><text:page-count>3</text:page-count></text:span></text:p>
      </style:footer>
      <style:footer-first>
        <text:p text:style-name="MP2"><text:tab/><text:tab/><text:span text:style-name="MT2">Pagina </text:span><text:span text:style-name="MT2"><text:page-number text:select-page="current">0</text:page-number></text:span><text:span text:style-name="MT2"> van </text:span><text:span text:style-name="MT2"><text:page-count>3</text:page-count></text:span></text:p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Rapport" style:page-layout-name="Mpm5">
      <style:header>
        <text:p text:style-name="MP3">&lt;subtitel&gt;<text:tab/><text:tab/>&lt;versie&gt;</text:p>
      </style:header>
      <style:footer>
        <text:p text:style-name="MP4">Pagina <text:page-number text:select-page="current">1</text:page-number> van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8:05.772563761</meta:creation-date>
    <meta:editing-duration>P0D</meta:editing-duration>
    <meta:editing-cycles>1</meta:editing-cycles>
    <meta:generator>LibreOffice/5.1.6.2.0$Linux_X86_64 LibreOffice_project/10$Build-2</meta:generator>
    <meta:document-statistic meta:table-count="0" meta:image-count="0" meta:object-count="0" meta:page-count="3" meta:paragraph-count="14" meta:word-count="35" meta:character-count="218" meta:non-whitespace-character-count="192"/>
    <meta:template xlink:type="simple" xlink:actuate="onRequest" xlink:title="Rapport" xlink:href="../../.libreoffice-templates/Rapport.ott" meta:date="2016-11-04T12:28:04.944909806"/>
  </office:meta>
</office:document-meta>
</file>